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9.42mm" svg:height="39.05mm" svg:x="296.66mm" svg:y="49.89mm">
            <draw:object draw:notify-on-update-of-ranges="Sheet1.F24:Sheet1.J24 Sheet1.F23:Sheet1.J23 Sheet1.F25:Sheet1.J25 Sheet1.F23:Sheet1.J23 Sheet1.F26:Sheet1.J26 Sheet1.F23:Sheet1.J23 Sheet1.F27:Sheet1.J27 Sheet1.F23:Sheet1.J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.58mm" svg:y="41.64mm">
            <draw:object draw:notify-on-update-of-ranges="Sheet1.F32:Sheet1.J32 Sheet1.F31:Sheet1.J31 Sheet1.F33:Sheet1.J33 Sheet1.F31:Sheet1.J31 Sheet1.F34:Sheet1.J34 Sheet1.F31:Sheet1.J31 Sheet1.F35:Sheet1.J35 Sheet1.F31:Sheet1.J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list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" office:value-type="percentage" office:value="0.25" calcext:value-type="percentage">
            <text:p>25,00%</text:p>
          </table:table-cell>
          <table:table-cell office:value-type="float" office:value="0.006533" calcext:value-type="float">
            <text:p>0,006533</text:p>
          </table:table-cell>
          <table:table-cell office:value-type="float" office:value="0.087111" calcext:value-type="float">
            <text:p>0,087111</text:p>
          </table:table-cell>
          <table:table-cell office:value-type="float" office:value="0.425149" calcext:value-type="float">
            <text:p>0,425149</text:p>
          </table:table-cell>
          <table:table-cell office:value-type="float" office:value="1.410529" calcext:value-type="float">
            <text:p>1,410529</text:p>
          </table:table-cell>
          <table:table-cell office:value-type="float" office:value="3.536144" calcext:value-type="float">
            <text:p>3,536144</text:p>
          </table:table-cell>
        </table:table-row>
        <table:table-row table:style-name="ro1">
          <table:table-cell table:number-columns-repeated="4"/>
          <table:table-cell table:style-name="ce1" office:value-type="percentage" office:value="0.5" calcext:value-type="percentage">
            <text:p>50,00%</text:p>
          </table:table-cell>
          <table:table-cell office:value-type="float" office:value="0.02125" calcext:value-type="float">
            <text:p>0,02125</text:p>
          </table:table-cell>
          <table:table-cell office:value-type="float" office:value="0.320066" calcext:value-type="float">
            <text:p>0,320066</text:p>
          </table:table-cell>
          <table:table-cell office:value-type="float" office:value="1.67996" calcext:value-type="float">
            <text:p>1,67996</text:p>
          </table:table-cell>
          <table:table-cell office:value-type="float" office:value="5.775814" calcext:value-type="float">
            <text:p>5,775814</text:p>
          </table:table-cell>
          <table:table-cell office:value-type="float" office:value="14.449422" calcext:value-type="float">
            <text:p>14,449422</text:p>
          </table:table-cell>
        </table:table-row>
        <table:table-row table:style-name="ro1">
          <table:table-cell table:number-columns-repeated="4"/>
          <table:table-cell table:style-name="ce1" office:value-type="percentage" office:value="0.75" calcext:value-type="percentage">
            <text:p>75,00%</text:p>
          </table:table-cell>
          <table:table-cell office:value-type="float" office:value="0.043874" calcext:value-type="float">
            <text:p>0,043874</text:p>
          </table:table-cell>
          <table:table-cell office:value-type="float" office:value="0.699003" calcext:value-type="float">
            <text:p>0,699003</text:p>
          </table:table-cell>
          <table:table-cell office:value-type="float" office:value="3.903159" calcext:value-type="float">
            <text:p>3,903159</text:p>
          </table:table-cell>
          <table:table-cell office:value-type="float" office:value="13.310085" calcext:value-type="float">
            <text:p>13,310085</text:p>
          </table:table-cell>
          <table:table-cell office:value-type="float" office:value="58.815426" calcext:value-type="float">
            <text:p>58,815426</text:p>
          </table:table-cell>
        </table:table-row>
        <table:table-row table:style-name="ro1">
          <table:table-cell table:number-columns-repeated="4"/>
          <table:table-cell table:style-name="ce1" office:value-type="percentage" office:value="1" calcext:value-type="percentage">
            <text:p>100,00%</text:p>
          </table:table-cell>
          <table:table-cell office:value-type="float" office:value="0.074871" calcext:value-type="float">
            <text:p>0,074871</text:p>
          </table:table-cell>
          <table:table-cell office:value-type="float" office:value="1.258657" calcext:value-type="float">
            <text:p>1,258657</text:p>
          </table:table-cell>
          <table:table-cell office:value-type="float" office:value="7.132448" calcext:value-type="float">
            <text:p>7,132448</text:p>
          </table:table-cell>
          <table:table-cell office:value-type="float" office:value="23.888158" calcext:value-type="float">
            <text:p>23,888158</text:p>
          </table:table-cell>
          <table:table-cell office:value-type="float" office:value="66.647557" calcext:value-type="float">
            <text:p>66,64755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acierz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" office:value-type="percentage" office:value="0.25" calcext:value-type="percentage">
            <text:p>25,00%</text:p>
          </table:table-cell>
          <table:table-cell office:value-type="float" office:value="0.000748" calcext:value-type="float">
            <text:p>0,000748</text:p>
          </table:table-cell>
          <table:table-cell office:value-type="float" office:value="0.005861" calcext:value-type="float">
            <text:p>0,005861</text:p>
          </table:table-cell>
          <table:table-cell office:value-type="float" office:value="0.019639" calcext:value-type="float">
            <text:p>0,019639</text:p>
          </table:table-cell>
          <table:table-cell office:value-type="float" office:value="0.047069" calcext:value-type="float">
            <text:p>0,047069</text:p>
          </table:table-cell>
          <table:table-cell office:value-type="float" office:value="0.093222" calcext:value-type="float">
            <text:p>0,093222</text:p>
          </table:table-cell>
        </table:table-row>
        <table:table-row table:style-name="ro1">
          <table:table-cell table:number-columns-repeated="4"/>
          <table:table-cell table:style-name="ce1" office:value-type="percentage" office:value="0.5" calcext:value-type="percentage">
            <text:p>50,00%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11868" calcext:value-type="float">
            <text:p>0,011868</text:p>
          </table:table-cell>
          <table:table-cell office:value-type="float" office:value="0.039259" calcext:value-type="float">
            <text:p>0,039259</text:p>
          </table:table-cell>
          <table:table-cell office:value-type="float" office:value="0.093598" calcext:value-type="float">
            <text:p>0,093598</text:p>
          </table:table-cell>
          <table:table-cell office:value-type="float" office:value="0.183848" calcext:value-type="float">
            <text:p>0,183848</text:p>
          </table:table-cell>
        </table:table-row>
        <table:table-row table:style-name="ro1">
          <table:table-cell table:number-columns-repeated="4"/>
          <table:table-cell table:style-name="ce1" office:value-type="percentage" office:value="0.75" calcext:value-type="percentage">
            <text:p>75,00%</text:p>
          </table:table-cell>
          <table:table-cell office:value-type="float" office:value="0.002193" calcext:value-type="float">
            <text:p>0,002193</text:p>
          </table:table-cell>
          <table:table-cell office:value-type="float" office:value="0.017398" calcext:value-type="float">
            <text:p>0,017398</text:p>
          </table:table-cell>
          <table:table-cell office:value-type="float" office:value="0.060168" calcext:value-type="float">
            <text:p>0,060168</text:p>
          </table:table-cell>
          <table:table-cell office:value-type="float" office:value="0.139411" calcext:value-type="float">
            <text:p>0,139411</text:p>
          </table:table-cell>
          <table:table-cell office:value-type="float" office:value="0.274036" calcext:value-type="float">
            <text:p>0,274036</text:p>
          </table:table-cell>
        </table:table-row>
        <table:table-row table:style-name="ro1">
          <table:table-cell table:number-columns-repeated="4"/>
          <table:table-cell table:style-name="ce1" office:value-type="percentage" office:value="1" calcext:value-type="percentage">
            <text:p>100,00%</text:p>
          </table:table-cell>
          <table:table-cell office:value-type="float" office:value="0.002904" calcext:value-type="float">
            <text:p>0,002904</text:p>
          </table:table-cell>
          <table:table-cell office:value-type="float" office:value="0.023254" calcext:value-type="float">
            <text:p>0,023254</text:p>
          </table:table-cell>
          <table:table-cell office:value-type="float" office:value="0.077999" calcext:value-type="float">
            <text:p>0,077999</text:p>
          </table:table-cell>
          <table:table-cell office:value-type="float" office:value="0.185345" calcext:value-type="float">
            <text:p>0,185345</text:p>
          </table:table-cell>
          <table:table-cell office:value-type="float" office:value="0.362434" calcext:value-type="float">
            <text:p>0,36243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" office:value-type="percentage" office:value="0.25" calcext:value-type="percentage">
            <text:p>25,00%</text:p>
          </table:table-cell>
          <table:table-cell office:value-type="float" office:value="0.000522" calcext:value-type="float">
            <text:p>0,000522</text:p>
          </table:table-cell>
          <table:table-cell office:value-type="float" office:value="0.001395" calcext:value-type="float">
            <text:p>0,001395</text:p>
          </table:table-cell>
          <table:table-cell office:value-type="float" office:value="0.003711" calcext:value-type="float">
            <text:p>0,003711</text:p>
          </table:table-cell>
          <table:table-cell office:value-type="float" office:value="0.008068" calcext:value-type="float">
            <text:p>0,008068</text:p>
          </table:table-cell>
          <table:table-cell office:value-type="float" office:value="0.014694" calcext:value-type="float">
            <text:p>0,014694</text:p>
          </table:table-cell>
        </table:table-row>
        <table:table-row table:style-name="ro1">
          <table:table-cell table:number-columns-repeated="4"/>
          <table:table-cell table:style-name="ce1" office:value-type="percentage" office:value="0.5" calcext:value-type="percentage">
            <text:p>50,00%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3747" calcext:value-type="float">
            <text:p>0,003747</text:p>
          </table:table-cell>
          <table:table-cell office:value-type="float" office:value="0.011342" calcext:value-type="float">
            <text:p>0,011342</text:p>
          </table:table-cell>
          <table:table-cell office:value-type="float" office:value="0.028579" calcext:value-type="float">
            <text:p>0,028579</text:p>
          </table:table-cell>
          <table:table-cell office:value-type="float" office:value="0.05036" calcext:value-type="float">
            <text:p>0,05036</text:p>
          </table:table-cell>
        </table:table-row>
        <table:table-row table:style-name="ro1">
          <table:table-cell table:number-columns-repeated="4"/>
          <table:table-cell table:style-name="ce1" office:value-type="percentage" office:value="0.75" calcext:value-type="percentage">
            <text:p>75,00%</text:p>
          </table:table-cell>
          <table:table-cell office:value-type="float" office:value="0.001167" calcext:value-type="float">
            <text:p>0,001167</text:p>
          </table:table-cell>
          <table:table-cell office:value-type="float" office:value="0.007461" calcext:value-type="float">
            <text:p>0,007461</text:p>
          </table:table-cell>
          <table:table-cell office:value-type="float" office:value="0.024073" calcext:value-type="float">
            <text:p>0,024073</text:p>
          </table:table-cell>
          <table:table-cell office:value-type="float" office:value="0.060269" calcext:value-type="float">
            <text:p>0,060269</text:p>
          </table:table-cell>
          <table:table-cell office:value-type="float" office:value="0.109989" calcext:value-type="float">
            <text:p>0,109989</text:p>
          </table:table-cell>
        </table:table-row>
        <table:table-row table:style-name="ro1">
          <table:table-cell table:number-columns-repeated="4"/>
          <table:table-cell table:style-name="ce1" office:value-type="percentage" office:value="1" calcext:value-type="percentage">
            <text:p>100,00%</text:p>
          </table:table-cell>
          <table:table-cell office:value-type="float" office:value="0.001813" calcext:value-type="float">
            <text:p>0,001813</text:p>
          </table:table-cell>
          <table:table-cell office:value-type="float" office:value="0.012705" calcext:value-type="float">
            <text:p>0,012705</text:p>
          </table:table-cell>
          <table:table-cell office:value-type="float" office:value="0.041834" calcext:value-type="float">
            <text:p>0,041834</text:p>
          </table:table-cell>
          <table:table-cell office:value-type="float" office:value="0.100206" calcext:value-type="float">
            <text:p>0,100206</text:p>
          </table:table-cell>
          <table:table-cell office:value-type="float" office:value="0.192455" calcext:value-type="float">
            <text:p>0,19245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" office:value-type="percentage" office:value="0.25" calcext:value-type="percentage">
            <text:p>25,00%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01151" calcext:value-type="float">
            <text:p>0,001151</text:p>
          </table:table-cell>
          <table:table-cell office:value-type="float" office:value="0.001894" calcext:value-type="float">
            <text:p>0,001894</text:p>
          </table:table-cell>
          <table:table-cell office:value-type="float" office:value="0.002744" calcext:value-type="float">
            <text:p>0,002744</text:p>
          </table:table-cell>
        </table:table-row>
        <table:table-row table:style-name="ro1">
          <table:table-cell table:number-columns-repeated="4"/>
          <table:table-cell table:style-name="ce1" office:value-type="percentage" office:value="0.5" calcext:value-type="percentage">
            <text:p>50,00%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603" calcext:value-type="float">
            <text:p>0,001603</text:p>
          </table:table-cell>
          <table:table-cell office:value-type="float" office:value="0.002592" calcext:value-type="float">
            <text:p>0,002592</text:p>
          </table:table-cell>
          <table:table-cell office:value-type="float" office:value="0.003915" calcext:value-type="float">
            <text:p>0,003915</text:p>
          </table:table-cell>
        </table:table-row>
        <table:table-row table:style-name="ro1">
          <table:table-cell table:number-columns-repeated="4"/>
          <table:table-cell table:style-name="ce1" office:value-type="percentage" office:value="0.75" calcext:value-type="percentage">
            <text:p>75,00%</text:p>
          </table:table-cell>
          <table:table-cell office:value-type="float" office:value="0.000299" calcext:value-type="float">
            <text:p>0,000299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1753" calcext:value-type="float">
            <text:p>0,001753</text:p>
          </table:table-cell>
          <table:table-cell office:value-type="float" office:value="0.002986" calcext:value-type="float">
            <text:p>0,002986</text:p>
          </table:table-cell>
          <table:table-cell office:value-type="float" office:value="0.004517" calcext:value-type="float">
            <text:p>0,004517</text:p>
          </table:table-cell>
        </table:table-row>
        <table:table-row table:style-name="ro1">
          <table:table-cell table:number-columns-repeated="4"/>
          <table:table-cell table:style-name="ce1" office:value-type="percentage" office:value="1" calcext:value-type="percentage">
            <text:p>100,00%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955" calcext:value-type="float">
            <text:p>0,000955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0.005107" calcext:value-type="float">
            <text:p>0,005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.00.0000</text:date>, <text:time style:data-style-name="N2" text:time-value="16:21:39.942399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43:22.894838623</meta:creation-date>
    <dc:date>2019-05-11T16:42:39.134865774</dc:date>
    <meta:editing-duration>PT40M34S</meta:editing-duration>
    <meta:editing-cycles>5</meta:editing-cycles>
    <meta:generator>LibreOffice/6.0.4.2$Linux_X86_64 LibreOffice_project/00m0$Build-2</meta:generator>
    <meta:document-statistic meta:table-count="1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943cm" svg:height="3.906cm" xlink:href=".." xlink:type="simple" chart:class="chart:scatter" chart:style-name="ch1">
        <chart:title svg:x="-3.346cm" svg:y="0.214cm" chart:style-name="ch2">
          <text:p>Wykres zależności czasu trwania algorytmu od liczby wierzchołków</text:p>
        </chart:title>
        <chart:legend chart:legend-position="end" svg:x="4.726cm" svg:y="0.907cm" style:legend-expansion="high" chart:style-name="ch3"/>
        <chart:plot-area chart:style-name="ch4" table:cell-range-address="Sheet1.F23:Sheet1.J27" chart:data-source-has-labels="row" svg:x="1.149cm" svg:y="1.071cm" svg:width="3.439cm" svg:height="1.776cm">
          <chartooo:coordinate-region svg:x="1.876cm" svg:y="1.27cm" svg:width="2.432cm" svg:height="0.93cm"/>
          <chart:axis chart:dimension="x" chart:name="primary-x" chart:style-name="ch5">
            <chart:title svg:x="1.369cm" svg:y="2.925cm" chart:style-name="ch6">
              <text:p>liczba wierzchołków</text:p>
            </chart:title>
          </chart:axis>
          <chart:axis chart:dimension="y" chart:name="primary-y" chart:style-name="ch5">
            <chart:title svg:x="0.451cm" svg:y="2.545cm" chart:style-name="ch7">
              <text:p>czas [s]</text:p>
            </chart:title>
            <chart:grid chart:style-name="ch8" chart:class="major"/>
          </chart:axis>
          <chart:series chart:style-name="ch9" chart:values-cell-range-address="Sheet1.F24:Sheet1.J24" loext:label-string="&quot;25%&quot;" chart:class="chart:scatter">
            <chart:domain table:cell-range-address="Sheet1.F23:Sheet1.J23"/>
            <chart:data-point chart:repeated="5"/>
          </chart:series>
          <chart:series chart:style-name="ch10" chart:values-cell-range-address="Sheet1.F25:Sheet1.J25" loext:label-string="&quot;50%&quot;" chart:class="chart:scatter">
            <chart:data-point chart:repeated="5"/>
          </chart:series>
          <chart:series chart:style-name="ch11" chart:values-cell-range-address="Sheet1.F26:Sheet1.J26" loext:label-string="&quot;75%&quot;" chart:class="chart:scatter">
            <chart:data-point chart:repeated="5"/>
          </chart:series>
          <chart:series chart:style-name="ch12" chart:values-cell-range-address="Sheet1.F27:Sheet1.J27" loext:label-string="&quot;100%&quot;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3</text:p>
              </table:table-cell>
              <table:table-cell office:value-type="string">
                <text:p>25%</text:p>
              </table:table-cell>
              <table:table-cell office:value-type="string">
                <text:p>50%</text:p>
              </table:table-cell>
              <table:table-cell office:value-type="string">
                <text:p>75%</text:p>
              </table:table-cell>
              <table:table-cell office:value-type="string">
                <text:p>10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F23:Sheet1.J23</svg:desc>
                </draw:g>
              </table:table-cell>
              <table:table-cell office:value-type="float" office:value="0.000522">
                <text:p>0.000522</text:p>
                <draw:g>
                  <svg:desc>Sheet1.F24:Sheet1.J24</svg:desc>
                </draw:g>
              </table:table-cell>
              <table:table-cell office:value-type="float" office:value="0.000689">
                <text:p>0.000689</text:p>
                <draw:g>
                  <svg:desc>Sheet1.F25:Sheet1.J25</svg:desc>
                </draw:g>
              </table:table-cell>
              <table:table-cell office:value-type="float" office:value="0.001167">
                <text:p>0.001167</text:p>
                <draw:g>
                  <svg:desc>Sheet1.F26:Sheet1.J26</svg:desc>
                </draw:g>
              </table:table-cell>
              <table:table-cell office:value-type="float" office:value="0.001813">
                <text:p>0.001813</text:p>
                <draw:g>
                  <svg:desc>Sheet1.F27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1395">
                <text:p>0.001395</text:p>
              </table:table-cell>
              <table:table-cell office:value-type="float" office:value="0.003747">
                <text:p>0.003747</text:p>
              </table:table-cell>
              <table:table-cell office:value-type="float" office:value="0.007461">
                <text:p>0.007461</text:p>
              </table:table-cell>
              <table:table-cell office:value-type="float" office:value="0.012705">
                <text:p>0.012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3711">
                <text:p>0.003711</text:p>
              </table:table-cell>
              <table:table-cell office:value-type="float" office:value="0.011342">
                <text:p>0.011342</text:p>
              </table:table-cell>
              <table:table-cell office:value-type="float" office:value="0.024073">
                <text:p>0.024073</text:p>
              </table:table-cell>
              <table:table-cell office:value-type="float" office:value="0.041834">
                <text:p>0.041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8068">
                <text:p>0.008068</text:p>
              </table:table-cell>
              <table:table-cell office:value-type="float" office:value="0.028579">
                <text:p>0.028579</text:p>
              </table:table-cell>
              <table:table-cell office:value-type="float" office:value="0.060269">
                <text:p>0.060269</text:p>
              </table:table-cell>
              <table:table-cell office:value-type="float" office:value="0.100206">
                <text:p>0.10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14694">
                <text:p>0.014694</text:p>
              </table:table-cell>
              <table:table-cell office:value-type="float" office:value="0.05036">
                <text:p>0.05036</text:p>
              </table:table-cell>
              <table:table-cell office:value-type="float" office:value="0.109989">
                <text:p>0.109989</text:p>
              </table:table-cell>
              <table:table-cell office:value-type="float" office:value="0.192455">
                <text:p>0.192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49cm" svg:y="0.316cm" chart:style-name="ch2">
          <text:p>Wykres zależnościczasu trwania algorytmu od liczby wierzchołków</text:p>
        </chart:title>
        <chart:legend chart:legend-position="end" svg:x="13.783cm" svg:y="3.454cm" style:legend-expansion="high" chart:style-name="ch3"/>
        <chart:plot-area chart:style-name="ch4" table:cell-range-address="Sheet1.F31:Sheet1.J35" chart:data-source-has-labels="row" svg:x="1.331cm" svg:y="1.275cm" svg:width="12.132cm" svg:height="6.564cm">
          <chartooo:coordinate-region svg:x="2.429cm" svg:y="1.474cm" svg:width="10.754cm" svg:height="5.718cm"/>
          <chart:axis chart:dimension="x" chart:name="primary-x" chart:style-name="ch5">
            <chart:title svg:x="5.898cm" svg:y="8.019cm" chart:style-name="ch6">
              <text:p>liczba wierzchołków</text:p>
            </chart:title>
          </chart:axis>
          <chart:axis chart:dimension="y" chart:name="primary-y" chart:style-name="ch5">
            <chart:title svg:x="0.451cm" svg:y="5.143cm" chart:style-name="ch7">
              <text:p>czas [s]</text:p>
            </chart:title>
            <chart:grid chart:style-name="ch8" chart:class="major"/>
          </chart:axis>
          <chart:series chart:style-name="ch9" chart:values-cell-range-address="Sheet1.F32:Sheet1.J32" loext:label-string="&quot;25%&quot;" chart:class="chart:scatter">
            <chart:domain table:cell-range-address="Sheet1.F31:Sheet1.J31"/>
            <chart:data-point chart:repeated="5"/>
          </chart:series>
          <chart:series chart:style-name="ch10" chart:values-cell-range-address="Sheet1.F33:Sheet1.J33" loext:label-string="&quot;50%&quot;" chart:class="chart:scatter">
            <chart:data-point chart:repeated="5"/>
          </chart:series>
          <chart:series chart:style-name="ch11" chart:values-cell-range-address="Sheet1.F34:Sheet1.J34" loext:label-string="&quot;75%&quot;" chart:class="chart:scatter">
            <chart:data-point chart:repeated="5"/>
          </chart:series>
          <chart:series chart:style-name="ch12" chart:values-cell-range-address="Sheet1.F35:Sheet1.J35" loext:label-string="&quot;100%&quot;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1</text:p>
              </table:table-cell>
              <table:table-cell office:value-type="string">
                <text:p>25%</text:p>
              </table:table-cell>
              <table:table-cell office:value-type="string">
                <text:p>50%</text:p>
              </table:table-cell>
              <table:table-cell office:value-type="string">
                <text:p>75%</text:p>
              </table:table-cell>
              <table:table-cell office:value-type="string">
                <text:p>10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F31:Sheet1.J31</svg:desc>
                </draw:g>
              </table:table-cell>
              <table:table-cell office:value-type="float" office:value="0.0002">
                <text:p>0.0002</text:p>
                <draw:g>
                  <svg:desc>Sheet1.F32:Sheet1.J32</svg:desc>
                </draw:g>
              </table:table-cell>
              <table:table-cell office:value-type="float" office:value="0.000262">
                <text:p>0.000262</text:p>
                <draw:g>
                  <svg:desc>Sheet1.F33:Sheet1.J33</svg:desc>
                </draw:g>
              </table:table-cell>
              <table:table-cell office:value-type="float" office:value="0.000299">
                <text:p>0.000299</text:p>
                <draw:g>
                  <svg:desc>Sheet1.F34:Sheet1.J34</svg:desc>
                </draw:g>
              </table:table-cell>
              <table:table-cell office:value-type="float" office:value="0.000313">
                <text:p>0.000313</text:p>
                <draw:g>
                  <svg:desc>Sheet1.F35:Sheet1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591">
                <text:p>0.000591</text:p>
              </table:table-cell>
              <table:table-cell office:value-type="float" office:value="0.0008">
                <text:p>0.0008</text:p>
              </table:table-cell>
              <table:table-cell office:value-type="float" office:value="0.000905">
                <text:p>0.000905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1151">
                <text:p>0.001151</text:p>
              </table:table-cell>
              <table:table-cell office:value-type="float" office:value="0.001603">
                <text:p>0.001603</text:p>
              </table:table-cell>
              <table:table-cell office:value-type="float" office:value="0.001753">
                <text:p>0.001753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1894">
                <text:p>0.001894</text:p>
              </table:table-cell>
              <table:table-cell office:value-type="float" office:value="0.002592">
                <text:p>0.002592</text:p>
              </table:table-cell>
              <table:table-cell office:value-type="float" office:value="0.002986">
                <text:p>0.002986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2744">
                <text:p>0.002744</text:p>
              </table:table-cell>
              <table:table-cell office:value-type="float" office:value="0.003915">
                <text:p>0.003915</text:p>
              </table:table-cell>
              <table:table-cell office:value-type="float" office:value="0.004517">
                <text:p>0.004517</text:p>
              </table:table-cell>
              <table:table-cell office:value-type="float" office:value="0.005107">
                <text:p>0.005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